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8b1" officeooo:paragraph-rsid="001878b1"/>
    </style:style>
    <style:style style:name="P2" style:family="paragraph" style:parent-style-name="Standard">
      <style:text-properties officeooo:rsid="001997d8" officeooo:paragraph-rsid="001997d8"/>
    </style:style>
    <style:style style:name="P3" style:family="paragraph" style:parent-style-name="Standard" style:list-style-name="L1">
      <style:text-properties officeooo:rsid="001878b1" officeooo:paragraph-rsid="001878b1"/>
    </style:style>
    <style:style style:name="T1" style:family="text">
      <style:text-properties officeooo:rsid="001997d8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of a <text:span text:style-name="T1">Product</text:span> Development Process</text:p>
      <text:p text:style-name="P2">The focus is on Software Development, but the process might be helpful for other developments aswell.</text:p>
      <text:p text:style-name="P1">Requirements:</text:p>
      <text:list xml:id="list1894305194" text:style-name="L1">
        <text:list-item>
          <text:p text:style-name="P3">agile</text:p>
        </text:list-item>
        <text:list-item>
          <text:p text:style-name="P3">bdd / tdd</text:p>
        </text:list-item>
        <text:list-item>
          <text:p text:style-name="P3">simple</text:p>
        </text:list-item>
        <text:list-item>
          <text:p text:style-name="P3">clean</text:p>
        </text:list-item>
        <text:list-item>
          <text:p text:style-name="P3">fun</text:p>
        </text:list-item>
      </text:list>
      <text:p text:style-name="P1"/>
      <text:p text:style-name="P1"/>
      <text:p text:style-name="P1"/>
      <text:p text:style-name="P1"><draw:frame draw:style-name="fr1" draw:name="Object1" text:anchor-type="char" svg:width="215.9mm" svg:height="114.94mm" draw:z-index="0"><draw:object xlink:href="../development_process.odg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7:40:33.242729144</meta:creation-date>
    <meta:generator>LibreOffice/7.0.4.2$Linux_X86_64 LibreOffice_project/00$Build-2</meta:generator>
    <dc:date>2023-09-05T07:52:27.798288217</dc:date>
    <meta:editing-duration>PT11M53S</meta:editing-duration>
    <meta:editing-cycles>3</meta:editing-cycles>
    <meta:document-statistic meta:table-count="0" meta:image-count="0" meta:object-count="1" meta:page-count="1" meta:paragraph-count="8" meta:word-count="35" meta:character-count="191" meta:non-whitespace-character-count="169"/>
  </office:meta>
</office:document-meta>
</file>